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6pt" svg:height="255.26pt" svg:x="82.74pt" svg:y="158.88pt">
            <draw:object draw:notify-on-update-of-ranges="Sheet1.B5:Sheet1.G5 Sheet1.A6:Sheet1.A6 Sheet1.B6:Sheet1.G6 Sheet1.A7:Sheet1.A7 Sheet1.B7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>
            <text:p>Maximal Matrix Sum Path Problem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Recursiv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4:27:16.17672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8-08-26T14:27:37.943294538</dc:date>
    <meta:editing-duration>PT3H1M14S</meta:editing-duration>
    <meta:editing-cycles>79</meta:editing-cycles>
    <meta:generator>LibreOffice/6.0.6.2$Linux_X86_64 LibreOffice_project/00m0$Build-2</meta:gener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363cm" svg:y="0.316cm" chart:style-name="ch2">
          <text:p>Maximal Matrix Sum Path</text:p>
        </chart:title>
        <chart:legend chart:legend-position="end" svg:x="13.119cm" svg:y="3.955cm" style:legend-expansion="high" chart:style-name="ch3"/>
        <chart:plot-area chart:style-name="ch4" table:cell-range-address="Sheet1.A5:Sheet1.G7" chart:data-source-has-labels="both" svg:x="1.33cm" svg:y="1.275cm" svg:width="11.47cm" svg:height="6.57cm">
          <chartooo:coordinate-region svg:x="1.766cm" svg:y="1.474cm" svg:width="10.662cm" svg:height="5.724cm"/>
          <chart:axis chart:dimension="x" chart:name="primary-x" chart:style-name="ch5" chartooo:axis-type="auto">
            <chartooo:date-scale/>
            <chart:title svg:x="6.121cm" svg:y="8.025cm" chart:style-name="ch6">
              <text:p>Matrix Order</text:p>
            </chart:title>
            <chart:categories table:cell-range-address="Sheet1.B5:Sheet1.G5"/>
          </chart:axis>
          <chart:axis chart:dimension="y" chart:name="primary-y" chart:style-name="ch5">
            <chart:title svg:x="0.451cm" svg:y="5.729cm" chart:style-name="ch7">
              <text:p>Execution Time</text:p>
            </chart:title>
            <chart:grid chart:style-name="ch8" chart:class="major"/>
          </chart:axis>
          <chart:series chart:style-name="ch9" chart:values-cell-range-address="Sheet1.B6:Sheet1.G6" chart:label-cell-address="Sheet1.A6:Sheet1.A6" chart:class="chart:line">
            <chart:data-point chart:repeated="6"/>
          </chart:series>
          <chart:series chart:style-name="ch10" chart:values-cell-range-address="Sheet1.B7:Sheet1.G7" chart:label-cell-address="Sheet1.A7:Sheet1.A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5:Sheet1.G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Recursive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ynamic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